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Overview.getDocu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teOverview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Comparator.compare( Object arg0 , Object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teOverview.prepareFilters( List en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teOverview.createEntry( Document 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iteOverview.setDefaul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Overview.prepareVie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teOverview.sort( List doc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.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ry.getValu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Overview.filter( List entr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tryComparator.EntryComparator( String key , String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setValue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